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62b4a" officeooo:paragraph-rsid="00162b4a"/>
    </style:style>
    <style:style style:name="P2" style:family="paragraph" style:parent-style-name="Standard" style:list-style-name="L1">
      <style:text-properties fo:language="en" fo:country="US" officeooo:rsid="00162b4a" officeooo:paragraph-rsid="00173561"/>
    </style:style>
    <style:style style:name="P3" style:family="paragraph" style:parent-style-name="Standard" style:list-style-name="L1">
      <style:text-properties fo:language="en" fo:country="US" officeooo:rsid="0017ed87" officeooo:paragraph-rsid="00173561"/>
    </style:style>
    <style:style style:name="P4" style:family="paragraph" style:parent-style-name="Standard" style:list-style-name="L1">
      <style:text-properties fo:language="en" fo:country="US" officeooo:rsid="0017ed87" officeooo:paragraph-rsid="0017ed87"/>
    </style:style>
    <style:style style:name="P5" style:family="paragraph" style:parent-style-name="Standard" style:list-style-name="L1">
      <style:text-properties fo:language="en" fo:country="US" officeooo:rsid="0017ed87" officeooo:paragraph-rsid="0018483b"/>
    </style:style>
    <style:style style:name="P6" style:family="paragraph" style:parent-style-name="Standard" style:list-style-name="L1">
      <style:text-properties fo:language="en" fo:country="US" officeooo:rsid="0017ed87" officeooo:paragraph-rsid="00191fa2"/>
    </style:style>
    <style:style style:name="P7" style:family="paragraph" style:parent-style-name="Standard">
      <style:text-properties fo:language="en" fo:country="US" officeooo:rsid="0017ed87" officeooo:paragraph-rsid="0017ed87"/>
    </style:style>
    <style:style style:name="P8" style:family="paragraph" style:parent-style-name="Standard">
      <style:text-properties fo:language="en" fo:country="US" officeooo:rsid="0017ed87" officeooo:paragraph-rsid="0018483b"/>
    </style:style>
    <style:style style:name="P9" style:family="paragraph" style:parent-style-name="Standard" style:list-style-name="L1">
      <style:text-properties fo:language="en" fo:country="US" officeooo:rsid="0018483b" officeooo:paragraph-rsid="0018483b"/>
    </style:style>
    <style:style style:name="P10" style:family="paragraph" style:parent-style-name="Standard" style:list-style-name="L1">
      <style:text-properties fo:language="en" fo:country="US" officeooo:rsid="0018483b" officeooo:paragraph-rsid="0019bdb3"/>
    </style:style>
    <style:style style:name="P11" style:family="paragraph" style:parent-style-name="Standard" style:list-style-name="L1">
      <style:text-properties fo:language="en" fo:country="US" officeooo:rsid="00191fa2" officeooo:paragraph-rsid="00191fa2"/>
    </style:style>
    <style:style style:name="P12" style:family="paragraph" style:parent-style-name="Standard">
      <style:text-properties fo:language="en" fo:country="US" officeooo:rsid="00191fa2" officeooo:paragraph-rsid="00191fa2"/>
    </style:style>
    <style:style style:name="P13" style:family="paragraph" style:parent-style-name="Standard">
      <style:text-properties fo:language="en" fo:country="US" officeooo:rsid="0019bdb3" officeooo:paragraph-rsid="0019bdb3"/>
    </style:style>
    <style:style style:name="P14" style:family="paragraph" style:parent-style-name="Standard" style:list-style-name="L2">
      <style:text-properties fo:language="en" fo:country="US" officeooo:rsid="001a9c93" officeooo:paragraph-rsid="001a9c93"/>
    </style:style>
    <style:style style:name="P15" style:family="paragraph" style:parent-style-name="Standard">
      <style:text-properties fo:language="en" fo:country="US" officeooo:rsid="001a9c93" officeooo:paragraph-rsid="001a9c93"/>
    </style:style>
    <style:style style:name="P16" style:family="paragraph" style:parent-style-name="Standard" style:list-style-name="L2">
      <style:text-properties fo:language="en" fo:country="US" officeooo:rsid="001b3a2b" officeooo:paragraph-rsid="001b3a2b"/>
    </style:style>
    <style:style style:name="P17" style:family="paragraph" style:parent-style-name="Standard" style:list-style-name="L2">
      <style:text-properties officeooo:paragraph-rsid="001b3a2b"/>
    </style:style>
    <style:style style:name="T1" style:family="text">
      <style:text-properties officeooo:rsid="00164e73"/>
    </style:style>
    <style:style style:name="T2" style:family="text">
      <style:text-properties officeooo:rsid="00173561"/>
    </style:style>
    <style:style style:name="T3" style:family="text">
      <style:text-properties officeooo:rsid="0017ed87"/>
    </style:style>
    <style:style style:name="T4" style:family="text">
      <style:text-properties officeooo:rsid="0018483b"/>
    </style:style>
    <style:style style:name="T5" style:family="text">
      <style:text-properties officeooo:rsid="00191fa2"/>
    </style:style>
    <style:style style:name="T6" style:family="text">
      <style:text-properties officeooo:rsid="0019bdb3"/>
    </style:style>
    <style:style style:name="T7" style:family="text">
      <style:text-properties fo:language="en" fo:country="US" officeooo:rsid="001b3a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richment Results </text:p>
      <text:p text:style-name="P1"/>
      <text:p text:style-name="P1">We have enriched GO, pathways and <text:s/>functional annotation from DAVID. Furthermore, we used the R package <text:s/>clusterProfiler for GO/Reactome pathway enrichment</text:p>
      <text:p text:style-name="P1"/>
      <text:p text:style-name="P1">1. Down-regulated Genes</text:p>
      <text:list xml:id="list3017114344" text:style-name="L1">
        <text:list-item>
          <text:p text:style-name="P2"><text:s/><text:span text:style-name="T1">Cellular component: </text:span></text:p>
          <text:list>
            <text:list-item>
              <text:p text:style-name="P2"><text:span text:style-name="T1"><text:s/>majority in cytosol intracellular /me</text:span><text:span text:style-name="T2">m</text:span><text:span text:style-name="T1">brane-enclosed or mitochondria</text:span><text:span text:style-name="T2">l</text:span></text:p>
              <text:p text:style-name="P2"/>
            </text:list-item>
          </text:list>
        </text:list-item>
        <text:list-item>
          <text:p text:style-name="P2"><text:span text:style-name="T1">Biological process: </text:span></text:p>
          <text:list>
            <text:list-item>
              <text:p text:style-name="P2"><text:span text:style-name="T1">majority in metabolic processes and biosynthesis</text:span></text:p>
              <text:p text:style-name="P2"/>
            </text:list-item>
          </text:list>
        </text:list-item>
        <text:list-item>
          <text:p text:style-name="P2"><text:span text:style-name="T1">Molecular function: </text:span></text:p>
          <text:list>
            <text:list-item>
              <text:p text:style-name="P2"><text:span text:style-name="T1">majority in DNA complex compound binding, as well as catalytic activity, signaling activity and channel activity</text:span></text:p>
              <text:p text:style-name="P2"/>
            </text:list-item>
          </text:list>
        </text:list-item>
        <text:list-item>
          <text:p text:style-name="P2"><text:span text:style-name="T2">Reactome/KEGG Pathways of DAVID are underlining enriched Gos:</text:span></text:p>
          <text:list>
            <text:list-item>
              <text:p text:style-name="P2"><text:span text:style-name="T2">most of them are related to metabolic pathways, especially The citric acid cycle which is connected with the Oxidative Phosphorlyation and NAD/H metabolism. All processes are taking place in the mitochondria (see CC)</text:span></text:p>
            </text:list-item>
            <text:list-item>
              <text:p text:style-name="P2"><text:span text:style-name="T3">other genes are involved in </text:span>Synaptic vesicle cycle <text:span text:style-name="T3">and neurotrasnmitter release</text:span></text:p>
              <text:p text:style-name="P3"/>
            </text:list-item>
          </text:list>
        </text:list-item>
        <text:list-item>
          <text:p text:style-name="P6"><text:span text:style-name="T5">Bioenergetic dysfunctions: </text:span><text:s/></text:p>
          <text:list>
            <text:list-item>
              <text:p text:style-name="P4">mitochondrial/bioenergetic dysfunctions are described for many neurodegenerative diseases such as AD but also for the general aging process. </text:p>
            </text:list-item>
            <text:list-item>
              <text:p text:style-name="P4">AD specific: </text:p>
              <text:list>
                <text:list-item>
                  <text:p text:style-name="P4">inhibition of complex 1: NADH dehydrogenase (ubiquinone)</text:p>
                </text:list-item>
                <text:list-item>
                  <text:p text:style-name="P4">decreased COX (cytochrome c oxidase, complex 4)</text:p>
                </text:list-item>
                <text:list-item>
                  <text:p text:style-name="P4">involved genes are downregulated in the data , <text:span text:style-name="T4">as well as other mitochondrial genes</text:span></text:p>
                </text:list-item>
              </text:list>
            </text:list-item>
          </text:list>
        </text:list-item>
      </text:list>
      <text:p text:style-name="P7"/>
      <text:list xml:id="list174308532450145" text:continue-numbering="true" text:style-name="L1">
        <text:list-item>
          <text:list>
            <text:list-item>
              <text:p text:style-name="P5">→<text:span text:style-name="T4"> mitochondria are not working properly → increased ROS production → neurodegeneration </text:span></text:p>
            </text:list-item>
            <text:list-item>
              <text:p text:style-name="P5">doi: <text:a xlink:type="simple" xlink:href="https://doi.org/10.1038%2Fs41598-017-14420-x" office:target-frame-name="_blank" xlink:show="new" text:style-name="Internet_20_link" text:visited-style-name="Visited_20_Internet_20_Link">10.1038/s41598-017-14420-x</text:a></text:p>
            </text:list-item>
            <text:list-item>
              <text:p text:style-name="P5"><text:a xlink:type="simple" xlink:href="https://doi.org/10.1016/j.ejmech.2016.03.084" office:target-frame-name="_blank" xlink:show="new" text:style-name="Internet_20_link" text:visited-style-name="Visited_20_Internet_20_Link">https://doi.org/10.1016/j.ejmech.2016.03.084</text:a></text:p>
            </text:list-item>
            <text:list-item>
              <text:p text:style-name="P5"><text:a xlink:type="simple" xlink:href="https://doi.org/10.1016/S0197-4580(01)00314-1" office:target-frame-name="_blank" xlink:show="new" text:style-name="Internet_20_link" text:visited-style-name="Visited_20_Internet_20_Link">https://doi.org/10.1016/S0197-4580(01)00314-1</text:a></text:p>
            </text:list-item>
          </text:list>
        </text:list-item>
      </text:list>
      <text:p text:style-name="P8"/>
      <text:list xml:id="list174308591395946" text:continue-numbering="true" text:style-name="L1">
        <text:list-item>
          <text:p text:style-name="P11">Synaptic dysfunction </text:p>
          <text:list>
            <text:list-item>
              <text:p text:style-name="P9"><text:s/>if axonal transport of mitochondria is not working plus alterted mito. dynamics → loss of mitochondria from axons/presynaptic terminals → impaired neurotransmitter release</text:p>
            </text:list-item>
            <text:list-item>
              <text:p text:style-name="P10">→<text:span text:style-name="T5"> downregulations of tubulin </text:span><text:span text:style-name="T6">and kinesin </text:span><text:span text:style-name="T5"><text:s/>genes, that transport mitochondria and other components </text:span></text:p>
            </text:list-item>
            <text:list-item>
              <text:p text:style-name="P10"><text:span text:style-name="T5"><text:s/></text:span>doi: <text:a xlink:type="simple" xlink:href="https://doi.org/10.3233%2FJAD-160726" office:target-frame-name="_blank" xlink:show="new" text:style-name="Internet_20_link" text:visited-style-name="Visited_20_Internet_20_Link">10.3233/JAD-160726</text:a></text:p>
              <text:p text:style-name="P9"/>
            </text:list-item>
            <text:list-item>
              <text:p text:style-name="P11">ATP6V1: ATPase H+ trasnsporting V1 subunits may be a factor of AD <text:s/></text:p>
            </text:list-item>
            <text:list-item>
              <text:p text:style-name="P11">in data downregualted: ATPxV1 in 4 subunits and ATPxV0 for 2 subunits</text:p>
            </text:list-item>
            <text:list-item>
              <text:p text:style-name="P11">this protein is controlling ph-level, specific level needed to degrade Aß by lysosomes</text:p>
            </text:list-item>
            <text:list-item>
              <text:p text:style-name="P11">dsyfunctions disrupts transferring of substrates between endolysosomal compartments → Aß plaques → neuronal degeneration like AD </text:p>
            </text:list-item>
            <text:list-item>
              <text:p text:style-name="P11"><text:a xlink:type="simple" xlink:href="https://doi.org/10.1155/2021/5555634" office:target-frame-name="_blank" xlink:show="new" text:style-name="Internet_20_link" text:visited-style-name="Visited_20_Internet_20_Link">https://doi.org/10.1155/2021/5555634</text:a></text:p>
            </text:list-item>
          </text:list>
        </text:list-item>
      </text:list>
      <text:p text:style-name="P12"/>
      <text:p text:style-name="P12"/>
      <text:p text:style-name="P13"/>
      <text:p text:style-name="P13"><text:soft-page-break/>2. Up-regulated Genes</text:p>
      <text:p text:style-name="P13"/>
      <text:list xml:id="list280268190" text:style-name="L2">
        <text:list-item>
          <text:p text:style-name="P14">Cellular Component: </text:p>
          <text:list>
            <text:list-item>
              <text:p text:style-name="P14">majority involved in nuclear body transcription regulator but also in catalytic complex as well as axon /component of membrane </text:p>
            </text:list-item>
          </text:list>
        </text:list-item>
        <text:list-item>
          <text:p text:style-name="P14">Biological Process: </text:p>
          <text:list>
            <text:list-item>
              <text:p text:style-name="P14">majority processes are regulative regarding transcription, and (RNA/macromolecule) biosynthetic/metabolitic processes <text:s/></text:p>
            </text:list-item>
          </text:list>
        </text:list-item>
        <text:list-item>
          <text:p text:style-name="P14">Molecular Function: </text:p>
          <text:list>
            <text:list-item>
              <text:p text:style-name="P14">majority: sequence- specific DNA binding among them metal ion binding </text:p>
            </text:list-item>
            <text:list-item>
              <text:p text:style-name="P14">transcription activity as coregulator </text:p>
            </text:list-item>
          </text:list>
        </text:list-item>
        <text:list-item>
          <text:p text:style-name="P14">Pathways/ other enrichments: </text:p>
          <text:list>
            <text:list-item>
              <text:p text:style-name="P14">zinc finger motifs are enriched </text:p>
              <text:p text:style-name="P14"/>
            </text:list-item>
          </text:list>
        </text:list-item>
        <text:list-item>
          <text:p text:style-name="P16">Zinc and AD </text:p>
          <text:list>
            <text:list-item>
              <text:p text:style-name="P16">zinc involved in metabolism, immune function and gene transcription </text:p>
            </text:list-item>
            <text:list-item>
              <text:p text:style-name="P17"><text:span text:style-name="T7">elevated zinc levels are linked to also elevated Aß levels and thus higher severity degree of AD , </text:span><text:a xlink:type="simple" xlink:href="https://doi.org/10.1212/01.wnl.0000223644.08653.b5" office:target-frame-name="_blank" xlink:show="new" text:style-name="Internet_20_link" text:visited-style-name="Visited_20_Internet_20_Link">10.1212/01.wnl.0000223644.08653.b5 </text:a></text:p>
            </text:list-item>
            <text:list-item>
              <text:p text:style-name="P17"><text:span text:style-name="T7">zinc related genes are downregulated in the data but not a big intersection with the referenced paper: </text:span>doi: <text:a xlink:type="simple" xlink:href="https://doi.org/10.1016%2Fj.ibneur.2022.06.002" office:target-frame-name="_blank" xlink:show="new" text:style-name="Internet_20_link" text:visited-style-name="Visited_20_Internet_20_Link">10.1016/j.ibneur.2022.06.002</text:a></text:p>
            </text:list-item>
          </text:list>
          <text:p text:style-name="P14"/>
          <text:list text:continue-numbering="true">
            <text:list-header>
              <text:p text:style-name="P14"/>
            </text:list-header>
          </text:list>
        </text:list-item>
      </text:list>
      <text:p text:style-name="P15"/>
      <text:p text:style-name="P15"/>
      <text:list xml:id="list174308424850196" text:continue-list="list174308591395946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  <text:p text:style-name="P7"><text:tab/></text:p>
      <text:list xml:id="list174308751518957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5:54:32.640240969</meta:creation-date>
    <dc:date>2022-07-05T17:41:34.516270079</dc:date>
    <meta:editing-duration>PT3M4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434" meta:character-count="3019" meta:non-whitespace-character-count="2646"/>
  </office:meta>
</office:document-meta>
</file>